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5301" officeooo:paragraph-rsid="00055301"/>
    </style:style>
    <style:style style:name="P2" style:family="paragraph" style:parent-style-name="Standard">
      <style:paragraph-properties fo:text-align="start" style:justify-single-word="false"/>
      <style:text-properties officeooo:rsid="00055301" officeooo:paragraph-rsid="00055301"/>
    </style:style>
    <style:style style:name="P3" style:family="paragraph" style:parent-style-name="Standard">
      <style:paragraph-properties fo:text-align="start" style:justify-single-word="false"/>
      <style:text-properties fo:font-style="italic" officeooo:rsid="00055301" officeooo:paragraph-rsid="00055301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officeooo:rsid="000d50d5" officeooo:paragraph-rsid="000b9700"/>
    </style:style>
    <style:style style:name="P5" style:family="paragraph" style:parent-style-name="Standard">
      <style:paragraph-properties fo:text-align="center" style:justify-single-word="false"/>
      <style:text-properties officeooo:rsid="001bd787" officeooo:paragraph-rsid="001bd787"/>
    </style:style>
    <style:style style:name="P6" style:family="paragraph" style:parent-style-name="Standard">
      <style:paragraph-properties fo:text-align="start" style:justify-single-word="false"/>
      <style:text-properties officeooo:rsid="001bd787" officeooo:paragraph-rsid="001bd787"/>
    </style:style>
    <style:style style:name="P7" style:family="paragraph" style:parent-style-name="Standard">
      <style:paragraph-properties fo:text-align="start" style:justify-single-word="false"/>
      <style:text-properties officeooo:rsid="001cc378" officeooo:paragraph-rsid="001cc378"/>
    </style:style>
    <style:style style:name="P8" style:family="paragraph" style:parent-style-name="Standard">
      <style:paragraph-properties fo:text-align="center" style:justify-single-word="false"/>
      <style:text-properties officeooo:rsid="001cc378" officeooo:paragraph-rsid="001cc378"/>
    </style:style>
    <style:style style:name="P9" style:family="paragraph" style:parent-style-name="Standard">
      <style:paragraph-properties fo:text-align="start" style:justify-single-word="false"/>
      <style:text-properties officeooo:rsid="001e0e49" officeooo:paragraph-rsid="001e0e49"/>
    </style:style>
    <style:style style:name="P10" style:family="paragraph" style:parent-style-name="Standard">
      <style:paragraph-properties fo:text-align="start" style:justify-single-word="false"/>
      <style:text-properties officeooo:rsid="0010ef08" officeooo:paragraph-rsid="001041f1"/>
    </style:style>
    <style:style style:name="P11" style:family="paragraph" style:parent-style-name="Standard">
      <style:paragraph-properties fo:text-align="start" style:justify-single-word="false"/>
      <style:text-properties fo:font-style="italic" officeooo:rsid="001f0fb3" officeooo:paragraph-rsid="001f0fb3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tyle="normal" officeooo:rsid="001f0fb3" officeooo:paragraph-rsid="001f0fb3" style:font-style-asian="normal" style:font-style-complex="normal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1cc378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1:</text:p>
      <text:p text:style-name="P5">Specific Heat of Materials</text:p>
      <text:p text:style-name="P3">Background: </text:p>
      <text:p text:style-name="P2"/>
      <text:p text:style-name="P6">The specific heat of an object is given by </text:p>
      <text:p text:style-name="P1"><draw:frame draw:style-name="fr1" draw:name="Object1" text:anchor-type="as-char" svg:y="-0.1484in" svg:width="0.8075in" svg:height="0.1846in" draw:z-index="0"><draw:object xlink:href="./Object 1" xlink:type="simple" xlink:show="embed" xlink:actuate="onLoad"/><draw:image xlink:href="./ObjectReplacements/Object 1" xlink:type="simple" xlink:show="embed" xlink:actuate="onLoad"/></draw:frame>(1)</text:p>
      <text:p text:style-name="P6">where Q is thermal energy (heat), m is mass, c is specific heat, and <text:span text:style-name="T1">ΔT is change in temperature. <text:s/></text:span></text:p>
      <text:p text:style-name="P6"><text:span text:style-name="T1"/></text:p>
      <text:p text:style-name="P6"><text:span text:style-name="T1">When a relatively cold object (room temperature) is dropped in a relatively hot liquid (40°C should be sufficient), the heat that flows out of the liquid flows into the object. <text:s/>Therefore, </text:span></text:p>
      <text:p text:style-name="P5"><text:span text:style-name="T1"><draw:frame draw:style-name="fr1" draw:name="Object2" text:anchor-type="as-char" svg:y="-0.1484in" svg:width="1.3791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">(2)</text:span></text:p>
      <text:p text:style-name="P7"><text:span text:style-name="T1">or, </text:span></text:p>
      <text:p text:style-name="P8"><text:span text:style-name="T1"><draw:frame draw:style-name="fr1" draw:name="Object3" text:anchor-type="as-char" svg:y="-0.1484in" svg:width="1.6866in" svg:height="0.209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6"><text:span text:style-name="T1"/></text:p>
      <text:p text:style-name="P9">In this experiment, you will solve for the specific heat capacity of four metals (Iron, Aluminum, Copper, and Bronze)</text:p>
      <text:p text:style-name="P9"/>
      <text:p text:style-name="P11">Materials:</text:p>
      <text:p text:style-name="P12">Copper, Bronze, Aluminum, and Iron samples of metal.</text:p>
      <text:p text:style-name="P12">Hot Water</text:p>
      <text:p text:style-name="P12">Styrofoam cup</text:p>
      <text:p text:style-name="P12">Thermometer or SPARK with Temperature Sensor</text:p>
      <text:p text:style-name="P12"/>
      <text:p text:style-name="P11">Procedure</text:p>
      <text:p text:style-name="P11"><text:span text:style-name="T3"/></text:p>
      <text:p text:style-name="P11"><text:span text:style-name="T3">The rest of this experiment is determined by the student.</text:span></text:p>
      <text:p text:style-name="P11"><text:span text:style-name="T3"/></text:p>
      <text:p text:style-name="P4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5-01-09T07:23:38.738014351</meta:creation-date>
    <dc:date>2017-02-14T10:32:48.773500670</dc:date>
    <meta:editing-duration>PT42M20S</meta:editing-duration>
    <meta:editing-cycles>20</meta:editing-cycles>
    <meta:generator>LibreOffice/4.3.7.2$Linux_X86_64 LibreOffice_project/430$Build-2</meta:generator>
    <meta:document-statistic meta:table-count="0" meta:image-count="0" meta:object-count="3" meta:page-count="1" meta:paragraph-count="18" meta:word-count="118" meta:character-count="703" meta:non-whitespace-character-count="595"/>
  </office:meta>
</office:document-meta>
</file>

<file path=Object 1/content.xml><?xml version="1.0" encoding="utf-8"?>
<math xmlns="http://www.w3.org/1998/Math/MathML" display="block">
  <semantics>
    <mrow>
      <mrow>
        <mi>Q</mi>
        <mo stretchy="false">=</mo>
        <mi>m</mi>
      </mrow>
      <mi>c</mi>
      <mi mathvariant="italic">ΔT</mi>
    </mrow>
    <annotation encoding="StarMath 5.0">Q = m c ΔT</annotation>
  </semantics>
</math>
</file>

<file path=Object 2/content.xml><?xml version="1.0" encoding="utf-8"?>
<math xmlns="http://www.w3.org/1998/Math/MathML" display="block">
  <semantics>
    <mrow>
      <msub>
        <mi>Q</mi>
        <mrow>
          <mi mathvariant="italic">out</mi>
          <mi mathvariant="italic">of</mi>
          <mi mathvariant="italic">liquid</mi>
        </mrow>
      </msub>
      <mo stretchy="false">=</mo>
      <msub>
        <mi>Q</mi>
        <mrow>
          <mi mathvariant="italic">into</mi>
          <mi mathvariant="italic">object</mi>
        </mrow>
      </msub>
    </mrow>
    <annotation encoding="StarMath 5.0">Q sub {out of liquid} = Q sub { into object }</annotation>
  </semantics>
</math>
</file>

<file path=Object 3/content.xml><?xml version="1.0" encoding="utf-8"?>
<math xmlns="http://www.w3.org/1998/Math/MathML" display="block">
  <semantics>
    <mrow>
      <mrow>
        <mo stretchy="false">−</mo>
        <msub>
          <mi>m</mi>
          <mi>L</mi>
        </msub>
      </mrow>
      <msub>
        <mi>c</mi>
        <mi>L</mi>
      </msub>
      <mrow>
        <msub>
          <mi mathvariant="italic">ΔT</mi>
          <mi>L</mi>
        </msub>
        <mo stretchy="false">=</mo>
        <msub>
          <mi>m</mi>
          <mi>O</mi>
        </msub>
      </mrow>
      <msub>
        <mi>c</mi>
        <mi>O</mi>
      </msub>
      <msub>
        <mi mathvariant="italic">ΔT</mi>
        <mi>O</mi>
      </msub>
    </mrow>
    <annotation encoding="StarMath 5.0">-m sub L c sub L ΔT sub L = m sub O  c sub O ΔT sub O</annotation>
  </semantics>
</math>
</file>